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Noto Sans CJK SC" style:font-family-complex="Droid Sans Devanagari" style:font-family-generic="swiss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8" draw:name="TextBox 1" svg:x="1.99921in" svg:y="1.1811in" svg:width="7.49764in" svg:height="3.81811in">
          <draw:text-box>
            <text:p text:style-name="a567" text:class-names="" text:cond-style-name=""><text:span text:style-name="a566" text:class-names="">Pytest</text:span></text:p>
          </draw:text-box>
          <svg:title/>
          <svg:desc/>
        </draw:frame>
        <draw:frame draw:id="id74" draw:style-name="a577" draw:name="TextBox 2" svg:x="1.4689in" svg:y="3in" svg:width="4.49921in" svg:height="1.2185in">
          <draw:text-box>
            <text:p text:style-name="a570" text:class-names="" text:cond-style-name=""><text:span text:style-name="a569" text:class-names="">Plan:</text:span></text:p>
            <text:p text:style-name="a572" text:class-names="" text:cond-style-name=""><text:span text:style-name="a571" text:class-names="">- fixtures (conftest.py)</text:span></text:p>
            <text:p text:style-name="a574" text:class-names="" text:cond-style-name=""><text:span text:style-name="a573" text:class-names="">- reports (pytest-html and allure-pytest)</text:span></text:p>
            <text:p text:style-name="a576" text:class-names="" text:cond-style-name=""><text:span text:style-name="a575" text:class-names="">- pytest plugins</text:span></text:p>
          </draw:text-box>
          <svg:title/>
          <svg:desc/>
        </draw:frame>
        <presentation:notes draw:style-name="a583">
          <draw:frame draw:id="id75" draw:style-name="a580" draw:name="Slide Number Placeholder 6" svg:x="4.81102in" svg:y="10.45in" svg:width="3.68858in" svg:height="0.54961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81" draw:name="Slide Image Placeholder 1">
            <svg:title/>
            <svg:desc/>
          </draw:page-thumbnail>
          <draw:frame draw:id="id77" presentation:style-name="a5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4" draw:master-page-name="Master1-Layout7-blank-Blank" presentation:presentation-page-layout-name="Master1-PPL7" draw:id="Slide-257">
        <draw:frame draw:id="id78" draw:style-name="a603" draw:name="TextBox 1" svg:x="0.42126in" svg:y="0.1689in" svg:width="10.25in" svg:height="4.63898in">
          <draw:text-box>
            <text:p text:style-name="a586" text:class-names="" text:cond-style-name=""><text:span text:style-name="a585" text:class-names="">Fixtures are regular functions that are run by pytest before executing an actual test function.</text:span></text:p>
            <text:p text:style-name="a588" text:class-names="" text:cond-style-name=""><text:span text:style-name="a587" text:class-names=""/></text:p>
            <text:p text:style-name="a590" text:class-names="" text:cond-style-name=""><text:span text:style-name="a589" text:class-names=""><text:a xlink:href="https://dock2learn.com/tech/fixtures-in-pytest-all-you-need-to-know/" text:style-name="" text:visited-style-name="">https://dock2learn.com/tech/fixtures-in-pytest-all-you-need-to-know/</text:a></text:span></text:p>
            <text:p text:style-name="a592" text:class-names="" text:cond-style-name=""><text:span text:style-name="a591" text:class-names=""><text:a xlink:href="https://docs.pytest.org/en/6.2.x/fixture.html" text:style-name="" text:visited-style-name="">https://docs.pytest.org/en/6.2.x/fixture.html</text:a></text:span></text:p>
            <text:p text:style-name="a594" text:class-names="" text:cond-style-name=""><text:span text:style-name="a593" text:class-names=""/></text:p>
            <text:p text:style-name="a596" text:class-names="" text:cond-style-name=""><text:span text:style-name="a595" text:class-names=""/></text:p>
            <text:p text:style-name="a598" text:class-names="" text:cond-style-name=""><text:span text:style-name="a597" text:class-names="">@pytest.fixture</text:span></text:p>
            <text:p text:style-name="a600" text:class-names="" text:cond-style-name=""><text:span text:style-name="a599" text:class-names="">def fn_name():</text:span></text:p>
            <text:p text:style-name="a602" text:class-names="" text:cond-style-name=""><text:span text:style-name="a601" text:class-names=""/></text:p>
          </draw:text-box>
          <svg:title/>
          <svg:desc/>
        </draw:frame>
        <presentation:notes draw:style-name="a609">
          <draw:frame draw:id="id79" draw:style-name="a606" draw:name="Slide Number Placeholder 6" svg:x="4.81102in" svg:y="10.45in" svg:width="3.68858in" svg:height="0.54961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0" presentation:style-name="a607" draw:name="Slide Image Placeholder 1">
            <svg:title/>
            <svg:desc/>
          </draw:page-thumbnail>
          <draw:frame draw:id="id81" presentation:style-name="a6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10" draw:master-page-name="Master1-Layout7-blank-Blank" presentation:presentation-page-layout-name="Master1-PPL7" draw:id="Slide-258">
        <draw:frame draw:id="id82" draw:style-name="a634" draw:name="TextBox 1" svg:x="0.42126in" svg:y="0.1689in" svg:width="10.25in" svg:height="5.77402in">
          <draw:text-box>
            <text:p text:style-name="a612" text:class-names="" text:cond-style-name=""><text:span text:style-name="a611" text:class-names="">Scoping fixtures:</text:span></text:p>
            <text:p text:style-name="a614" text:class-names="" text:cond-style-name=""><text:span text:style-name="a613" text:class-names=""/></text:p>
            <text:p text:style-name="a616" text:class-names="" text:cond-style-name=""><text:span text:style-name="a615" text:class-names="">Fixtures have optional arguments called scope. The scope parameters has the following values.</text:span></text:p>
            <text:p text:style-name="a618" text:class-names="" text:cond-style-name=""><text:span text:style-name="a617" text:class-names=""/></text:p>
            <text:list text:style-name="a621">
              <text:list-item>
                <text:p text:style-name="a620" text:class-names="" text:cond-style-name=""><text:span text:style-name="a619" text:class-names="">function: the default scope, the fixture is destroyed at the end of the test.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class: the fixture is destroyed during teardown of the last test in the class.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module: the fixture is destroyed during teardown of the last test in the module.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package: the fixture is destroyed during teardown of the last test in the package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session: the fixture is destroyed at the end of the test session.</text:span></text:p>
              </text:list-item>
            </text:list>
          </draw:text-box>
          <svg:title/>
          <svg:desc/>
        </draw:frame>
        <presentation:notes draw:style-name="a640">
          <draw:frame draw:id="id83" draw:style-name="a637" draw:name="Slide Number Placeholder 6" svg:x="4.81102in" svg:y="10.45in" svg:width="3.68858in" svg:height="0.54961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4" presentation:style-name="a638" draw:name="Slide Image Placeholder 1">
            <svg:title/>
            <svg:desc/>
          </draw:page-thumbnail>
          <draw:frame draw:id="id85" presentation:style-name="a6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41" draw:master-page-name="Master1-Layout7-blank-Blank" presentation:presentation-page-layout-name="Master1-PPL7" draw:id="Slide-259">
        <draw:frame draw:id="id86" draw:style-name="a670" draw:name="TextBox 1" svg:x="0.42126in" svg:y="0.1689in" svg:width="10.25in" svg:height="5.39567in">
          <draw:text-box>
            <text:p text:style-name="a643" text:class-names="" text:cond-style-name=""><text:span text:style-name="a642" text:class-names="">@pytest.fixture(scope='class')</text:span></text:p>
            <text:p text:style-name="a645" text:class-names="" text:cond-style-name=""><text:span text:style-name="a644" text:class-names="">def class_scope_fixture():</text:span></text:p>
            <text:p text:style-name="a647" text:class-names="" text:cond-style-name=""><text:span text:style-name="a646" text:class-names=""><text:s text:c="4"/>"Run once per test class"</text:span></text:p>
            <text:p text:style-name="a649" text:class-names="" text:cond-style-name=""><text:span text:style-name="a648" text:class-names=""><text:s text:c="4"/>pass</text:span></text:p>
            <text:p text:style-name="a651" text:class-names="" text:cond-style-name=""><text:span text:style-name="a650" text:class-names=""/></text:p>
            <text:p text:style-name="a653" text:class-names="" text:cond-style-name=""><text:span text:style-name="a652" text:class-names="">@pytest.fixture(scope='session')</text:span></text:p>
            <text:p text:style-name="a655" text:class-names="" text:cond-style-name=""><text:span text:style-name="a654" text:class-names="">def session_scope_fixture():</text:span></text:p>
            <text:p text:style-name="a657" text:class-names="" text:cond-style-name=""><text:span text:style-name="a656" text:class-names=""><text:s text:c="4"/>"Run once per test session"</text:span></text:p>
            <text:p text:style-name="a659" text:class-names="" text:cond-style-name=""><text:span text:style-name="a658" text:class-names=""><text:s text:c="4"/>pass</text:span></text:p>
            <text:p text:style-name="a661" text:class-names="" text:cond-style-name=""><text:span text:style-name="a660" text:class-names=""/></text:p>
            <text:p text:style-name="a663" text:class-names="" text:cond-style-name=""><text:span text:style-name="a662" text:class-names="">@pytest.fixture(scope='module')</text:span></text:p>
            <text:p text:style-name="a665" text:class-names="" text:cond-style-name=""><text:span text:style-name="a664" text:class-names="">def module_scope_fixture():</text:span></text:p>
            <text:p text:style-name="a667" text:class-names="" text:cond-style-name=""><text:span text:style-name="a666" text:class-names=""><text:s text:c="4"/>"Run once per test module"</text:span></text:p>
            <text:p text:style-name="a669" text:class-names="" text:cond-style-name=""><text:span text:style-name="a668" text:class-names=""><text:s text:c="4"/>pass</text:span></text:p>
          </draw:text-box>
          <svg:title/>
          <svg:desc/>
        </draw:frame>
        <presentation:notes draw:style-name="a676">
          <draw:frame draw:id="id87" draw:style-name="a673" draw:name="Slide Number Placeholder 6" svg:x="4.81102in" svg:y="10.45in" svg:width="3.68858in" svg:height="0.54961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88" presentation:style-name="a674" draw:name="Slide Image Placeholder 1">
            <svg:title/>
            <svg:desc/>
          </draw:page-thumbnail>
          <draw:frame draw:id="id89" presentation:style-name="a6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77" draw:master-page-name="Master1-Layout7-blank-Blank" presentation:presentation-page-layout-name="Master1-PPL7" draw:id="Slide-260">
        <draw:frame draw:id="id90" draw:style-name="a707" draw:name="TextBox 1" svg:x="0.42126in" svg:y="0.1689in" svg:width="10.25in" svg:height="5.39567in">
          <draw:text-box>
            <text:p text:style-name="a679" text:class-names="" text:cond-style-name=""><text:span text:style-name="a678" text:class-names="">import pytest</text:span></text:p>
            <text:p text:style-name="a681" text:class-names="" text:cond-style-name=""><text:span text:style-name="a680" text:class-names=""/></text:p>
            <text:p text:style-name="a685" text:class-names="" text:cond-style-name=""><text:span text:style-name="a682" text:class-names="">@pytest.fixture(</text:span><text:span text:style-name="a683" text:class-names="">autouse=True</text:span><text:span text:style-name="a684" text:class-names="">)</text:span></text:p>
            <text:p text:style-name="a687" text:class-names="" text:cond-style-name=""><text:span text:style-name="a686" text:class-names="">def fn_():</text:span></text:p>
            <text:p text:style-name="a689" text:class-names="" text:cond-style-name=""><text:span text:style-name="a688" text:class-names=""><text:s text:c="4"/>print("Test started")</text:span></text:p>
            <text:p text:style-name="a692" text:class-names="" text:cond-style-name=""><text:span text:style-name="a690" text:class-names=""><text:s text:c="4"/></text:span><text:span text:style-name="a691" text:class-names="">yield</text:span></text:p>
            <text:p text:style-name="a694" text:class-names="" text:cond-style-name=""><text:span text:style-name="a693" text:class-names=""><text:s text:c="4"/>print("Test ended")</text:span></text:p>
            <text:p text:style-name="a696" text:class-names="" text:cond-style-name=""><text:span text:style-name="a695" text:class-names=""/></text:p>
            <text:p text:style-name="a698" text:class-names="" text:cond-style-name=""><text:span text:style-name="a697" text:class-names=""/></text:p>
            <text:p text:style-name="a700" text:class-names="" text:cond-style-name=""><text:span text:style-name="a699" text:class-names="">“Autouse” fixtures are a convenient way to make all tests automatically request them.</text:span></text:p>
            <text:p text:style-name="a702" text:class-names="" text:cond-style-name=""><text:span text:style-name="a701" text:class-names=""/></text:p>
            <text:p text:style-name="a704" text:class-names="" text:cond-style-name=""><text:span text:style-name="a703" text:class-names="">“Yield” fixtures yield instead of return.</text:span></text:p>
            <text:p text:style-name="a706" text:class-names="" text:cond-style-name=""><text:span text:style-name="a705" text:class-names=""/></text:p>
          </draw:text-box>
          <svg:title/>
          <svg:desc/>
        </draw:frame>
        <presentation:notes draw:style-name="a713">
          <draw:frame draw:id="id91" draw:style-name="a710" draw:name="Slide Number Placeholder 6" svg:x="4.81102in" svg:y="10.45in" svg:width="3.68858in" svg:height="0.54961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2" presentation:style-name="a711" draw:name="Slide Image Placeholder 1">
            <svg:title/>
            <svg:desc/>
          </draw:page-thumbnail>
          <draw:frame draw:id="id93" presentation:style-name="a7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14" draw:master-page-name="Master1-Layout7-blank-Blank" presentation:presentation-page-layout-name="Master1-PPL7" draw:id="Slide-261">
        <draw:frame draw:id="id94" draw:style-name="a739" draw:name="TextBox 1" svg:x="0.42126in" svg:y="0.1689in" svg:width="10.25in" svg:height="5.01732in">
          <draw:text-box>
            <text:p text:style-name="a718" text:class-names="" text:cond-style-name=""><text:span text:style-name="a715" text:class-names="">@pytest.fixture(scope="module",<text:s text:c="1"/></text:span><text:span text:style-name="a716" text:class-names="">params=["smtp.gmail.com", "mail.python.org"]</text:span><text:span text:style-name="a717" text:class-names="">)</text:span></text:p>
            <text:p text:style-name="a720" text:class-names="" text:cond-style-name=""><text:span text:style-name="a719" text:class-names="">def smtp_connection(request):</text:span></text:p>
            <text:p text:style-name="a722" text:class-names="" text:cond-style-name=""><text:span text:style-name="a721" text:class-names=""><text:s text:c="4"/>smtp_connection = smtplib.SMTP(request.param, 587, timeout=5)</text:span></text:p>
            <text:p text:style-name="a724" text:class-names="" text:cond-style-name=""><text:span text:style-name="a723" text:class-names=""><text:s text:c="4"/>yield smtp_connection</text:span></text:p>
            <text:p text:style-name="a726" text:class-names="" text:cond-style-name=""><text:span text:style-name="a725" text:class-names=""><text:s text:c="4"/>print("finalizing {}".format(smtp_connection))</text:span></text:p>
            <text:p text:style-name="a728" text:class-names="" text:cond-style-name=""><text:span text:style-name="a727" text:class-names=""><text:s text:c="4"/>smtp_connection.close()</text:span></text:p>
            <text:p text:style-name="a730" text:class-names="" text:cond-style-name=""><text:span text:style-name="a729" text:class-names=""/></text:p>
            <text:p text:style-name="a734" text:class-names="" text:cond-style-name=""><text:span text:style-name="a731" text:class-names="">@pytest.fixture(params=[0, 1, pytest.param(2,<text:s text:c="1"/></text:span><text:span text:style-name="a732" text:class-names="">marks=pytest.mark.skip</text:span><text:span text:style-name="a733" text:class-names="">)])</text:span></text:p>
            <text:p text:style-name="a736" text:class-names="" text:cond-style-name=""><text:span text:style-name="a735" text:class-names="">def data_set(request):</text:span></text:p>
            <text:p text:style-name="a738" text:class-names="" text:cond-style-name=""><text:span text:style-name="a737" text:class-names=""><text:s text:c="4"/>return request.param</text:span></text:p>
          </draw:text-box>
          <svg:title/>
          <svg:desc/>
        </draw:frame>
        <presentation:notes draw:style-name="a745">
          <draw:frame draw:id="id95" draw:style-name="a742" draw:name="Slide Number Placeholder 6" svg:x="4.81102in" svg:y="10.45in" svg:width="3.68858in" svg:height="0.54961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96" presentation:style-name="a743" draw:name="Slide Image Placeholder 1">
            <svg:title/>
            <svg:desc/>
          </draw:page-thumbnail>
          <draw:frame draw:id="id97" presentation:style-name="a7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46" draw:master-page-name="Master1-Layout7-blank-Blank" presentation:presentation-page-layout-name="Master1-PPL7" draw:id="Slide-262">
        <draw:frame draw:id="id98" draw:style-name="a771" draw:name="TextBox 1" svg:x="0.42126in" svg:y="0.1689in" svg:width="10.25in" svg:height="5.01732in">
          <draw:text-box>
            <text:p text:style-name="a750" text:class-names="" text:cond-style-name=""><text:span text:style-name="a747" text:class-names="">@pytest.fixture(scope="module",<text:s text:c="1"/></text:span><text:span text:style-name="a748" text:class-names="">params=["smtp.gmail.com", "mail.python.org"]</text:span><text:span text:style-name="a749" text:class-names="">)</text:span></text:p>
            <text:p text:style-name="a752" text:class-names="" text:cond-style-name=""><text:span text:style-name="a751" text:class-names="">def smtp_connection(request):</text:span></text:p>
            <text:p text:style-name="a754" text:class-names="" text:cond-style-name=""><text:span text:style-name="a753" text:class-names=""><text:s text:c="4"/>smtp_connection = smtplib.SMTP(request.param, 587, timeout=5)</text:span></text:p>
            <text:p text:style-name="a756" text:class-names="" text:cond-style-name=""><text:span text:style-name="a755" text:class-names=""><text:s text:c="4"/>yield smtp_connection</text:span></text:p>
            <text:p text:style-name="a758" text:class-names="" text:cond-style-name=""><text:span text:style-name="a757" text:class-names=""><text:s text:c="4"/>print("finalizing {}".format(smtp_connection))</text:span></text:p>
            <text:p text:style-name="a760" text:class-names="" text:cond-style-name=""><text:span text:style-name="a759" text:class-names=""><text:s text:c="4"/>smtp_connection.close()</text:span></text:p>
            <text:p text:style-name="a762" text:class-names="" text:cond-style-name=""><text:span text:style-name="a761" text:class-names=""/></text:p>
            <text:p text:style-name="a766" text:class-names="" text:cond-style-name=""><text:span text:style-name="a763" text:class-names="">@pytest.fixture(params=[0, 1, pytest.param(2,<text:s text:c="1"/></text:span><text:span text:style-name="a764" text:class-names="">marks=pytest.mark.skip</text:span><text:span text:style-name="a765" text:class-names="">)])</text:span></text:p>
            <text:p text:style-name="a768" text:class-names="" text:cond-style-name=""><text:span text:style-name="a767" text:class-names="">def data_set(request):</text:span></text:p>
            <text:p text:style-name="a770" text:class-names="" text:cond-style-name=""><text:span text:style-name="a769" text:class-names=""><text:s text:c="4"/>return request.param</text:span></text:p>
          </draw:text-box>
          <svg:title/>
          <svg:desc/>
        </draw:frame>
        <presentation:notes draw:style-name="a777">
          <draw:frame draw:id="id99" draw:style-name="a774" draw:name="Slide Number Placeholder 6" svg:x="4.81102in" svg:y="10.45in" svg:width="3.68858in" svg:height="0.54961in">
            <draw:text-box>
              <text:p text:style-name="a773" text:class-names="" text:cond-style-name=""><text:span text:style-name="a772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00" presentation:style-name="a775" draw:name="Slide Image Placeholder 1">
            <svg:title/>
            <svg:desc/>
          </draw:page-thumbnail>
          <draw:frame draw:id="id101" presentation:style-name="a77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78" draw:master-page-name="Master1-Layout7-blank-Blank" presentation:presentation-page-layout-name="Master1-PPL7" draw:id="Slide-263">
        <draw:frame draw:id="id102" draw:style-name="a801" draw:name="TextBox 1" svg:x="0.42126in" svg:y="0.1689in" svg:width="10.25in" svg:height="5.39567in">
          <draw:text-box>
            <text:p text:style-name="a780" text:class-names="" text:cond-style-name=""><text:span text:style-name="a779" text:class-names="">Skip and xfail: dealing with tests that cannot succeed</text:span></text:p>
            <text:p text:style-name="a782" text:class-names="" text:cond-style-name=""><text:span text:style-name="a781" text:class-names=""/></text:p>
            <text:p text:style-name="a784" text:class-names="" text:cond-style-name=""><text:span text:style-name="a783" text:class-names="">@pytest.mark.skip(reason="no way of currently testing this")</text:span></text:p>
            <text:p text:style-name="a786" text:class-names="" text:cond-style-name=""><text:span text:style-name="a785" text:class-names="">def test_the_unknown():</text:span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@pytest.mark.skipif(sys.version_info &lt; (3, 7), reason="requires python3.7 or higher")</text:span></text:p>
            <text:p text:style-name="a794" text:class-names="" text:cond-style-name=""><text:span text:style-name="a793" text:class-names="">def test_function():</text:span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>@pytest.mark.xfail</text:span></text:p>
            <text:p text:style-name="a800" text:class-names="" text:cond-style-name=""><text:span text:style-name="a799" text:class-names="">def test_function():</text:span></text:p>
          </draw:text-box>
          <svg:title/>
          <svg:desc/>
        </draw:frame>
        <presentation:notes draw:style-name="a807">
          <draw:frame draw:id="id103" draw:style-name="a804" draw:name="Slide Number Placeholder 6" svg:x="4.81102in" svg:y="10.45in" svg:width="3.68858in" svg:height="0.54961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04" presentation:style-name="a805" draw:name="Slide Image Placeholder 1">
            <svg:title/>
            <svg:desc/>
          </draw:page-thumbnail>
          <draw:frame draw:id="id105" presentation:style-name="a8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08" draw:master-page-name="Master1-Layout7-blank-Blank" presentation:presentation-page-layout-name="Master1-PPL7" draw:id="Slide-264">
        <draw:frame draw:id="id106" draw:style-name="a819" draw:name="TextBox 1" svg:x="0.42126in" svg:y="0.1689in" svg:width="10.25in" svg:height="4.63898in">
          <draw:text-box>
            <text:p text:style-name="a810" text:class-names="" text:cond-style-name=""><text:span text:style-name="a809" text:class-names="">Fixtures can request other fixtures</text:span></text:p>
            <text:p text:style-name="a812" text:class-names="" text:cond-style-name=""><text:span text:style-name="a811" text:class-names="">Fixtures are reusable</text:span></text:p>
            <text:p text:style-name="a814" text:class-names="" text:cond-style-name=""><text:span text:style-name="a813" text:class-names="">Fixtures can request more than one fixture at a time</text:span></text:p>
            <text:p text:style-name="a816" text:class-names="" text:cond-style-name=""><text:span text:style-name="a815" text:class-names="">Fixtures can be requested more than once per test</text:span></text:p>
            <text:p text:style-name="a818" text:class-names="" text:cond-style-name=""><text:span text:style-name="a817" text:class-names="">Parametrizing fixtures</text:span></text:p>
          </draw:text-box>
          <svg:title/>
          <svg:desc/>
        </draw:frame>
        <presentation:notes draw:style-name="a825">
          <draw:frame draw:id="id107" draw:style-name="a822" draw:name="Slide Number Placeholder 6" svg:x="4.81102in" svg:y="10.45in" svg:width="3.68858in" svg:height="0.54961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08" presentation:style-name="a823" draw:name="Slide Image Placeholder 1">
            <svg:title/>
            <svg:desc/>
          </draw:page-thumbnail>
          <draw:frame draw:id="id109" presentation:style-name="a8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826" draw:master-page-name="Master1-Layout7-blank-Blank" presentation:presentation-page-layout-name="Master1-PPL7" draw:id="Slide-265">
        <draw:frame draw:id="id110" draw:style-name="a829" draw:name="TextBox 1" svg:x="0.42126in" svg:y="0.1689in" svg:width="10.25in" svg:height="4.63898in">
          <draw:text-box>
            <text:p text:style-name="a828" text:class-names="" text:cond-style-name=""><text:span text:style-name="a827" text:class-names="">Проблема: у меня нет Chrome и я хочу определять в каком браузере исполнять тесты.</text:span></text:p>
          </draw:text-box>
          <svg:title/>
          <svg:desc/>
        </draw:frame>
        <presentation:notes draw:style-name="a835">
          <draw:frame draw:id="id111" draw:style-name="a832" draw:name="Slide Number Placeholder 6" svg:x="4.81102in" svg:y="10.45in" svg:width="3.68858in" svg:height="0.54961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12" presentation:style-name="a833" draw:name="Slide Image Placeholder 1">
            <svg:title/>
            <svg:desc/>
          </draw:page-thumbnail>
          <draw:frame draw:id="id113" presentation:style-name="a83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36" draw:master-page-name="Master1-Layout7-blank-Blank" presentation:presentation-page-layout-name="Master1-PPL7" draw:id="Slide-266">
        <draw:frame draw:id="id114" draw:style-name="a857" draw:name="TextBox 1" svg:x="0.42126in" svg:y="0.1689in" svg:width="10.25in" svg:height="4.63898in">
          <draw:text-box>
            <text:p text:style-name="a838" text:class-names="" text:cond-style-name=""><text:span text:style-name="a837" text:class-names=""># content of test_sample.py</text:span></text:p>
            <text:p text:style-name="a840" text:class-names="" text:cond-style-name=""><text:span text:style-name="a839" text:class-names="">def test_answer(cmdopt):</text:span></text:p>
            <text:p text:style-name="a842" text:class-names="" text:cond-style-name=""><text:span text:style-name="a841" text:class-names=""><text:s text:c="4"/>if cmdopt == "type1":</text:span></text:p>
            <text:p text:style-name="a844" text:class-names="" text:cond-style-name=""><text:span text:style-name="a843" text:class-names=""><text:s text:c="8"/>print("first")</text:span></text:p>
            <text:p text:style-name="a846" text:class-names="" text:cond-style-name=""><text:span text:style-name="a845" text:class-names=""><text:s text:c="4"/>elif cmdopt == "type2":</text:span></text:p>
            <text:p text:style-name="a848" text:class-names="" text:cond-style-name=""><text:span text:style-name="a847" text:class-names=""><text:s text:c="8"/>print("second")</text:span></text:p>
            <text:p text:style-name="a850" text:class-names="" text:cond-style-name=""><text:span text:style-name="a849" text:class-names=""><text:s text:c="4"/>assert 0 <text:s text:c="1"/># to see what was printed</text:span></text:p>
            <text:p text:style-name="a852" text:class-names="" text:cond-style-name=""><text:span text:style-name="a851" text:class-names=""/></text:p>
            <text:p text:style-name="a854" text:class-names="" text:cond-style-name=""><text:span text:style-name="a853" text:class-names=""/></text:p>
            <text:p text:style-name="a856" text:class-names="" text:cond-style-name=""><text:span text:style-name="a855" text:class-names="">https://docs.pytest.org/en/7.1.x/example/simple.html</text:span></text:p>
          </draw:text-box>
          <svg:title/>
          <svg:desc/>
        </draw:frame>
        <presentation:notes draw:style-name="a863">
          <draw:frame draw:id="id115" draw:style-name="a860" draw:name="Slide Number Placeholder 6" svg:x="4.81102in" svg:y="10.45in" svg:width="3.68858in" svg:height="0.54961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16" presentation:style-name="a861" draw:name="Slide Image Placeholder 1">
            <svg:title/>
            <svg:desc/>
          </draw:page-thumbnail>
          <draw:frame draw:id="id117" presentation:style-name="a86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864" draw:master-page-name="Master1-Layout7-blank-Blank" presentation:presentation-page-layout-name="Master1-PPL7" draw:id="Slide-267">
        <draw:frame draw:id="id118" draw:style-name="a891" draw:name="TextBox 1" svg:x="0.42126in" svg:y="0.25in" svg:width="10.25in" svg:height="5.77402in">
          <draw:text-box>
            <text:p text:style-name="a866" text:class-names="" text:cond-style-name=""><text:span text:style-name="a865" text:class-names=""># content of conftest.py</text:span></text:p>
            <text:p text:style-name="a868" text:class-names="" text:cond-style-name=""><text:span text:style-name="a867" text:class-names="">import pytest</text:span></text:p>
            <text:p text:style-name="a870" text:class-names="" text:cond-style-name=""><text:span text:style-name="a869" text:class-names=""/></text:p>
            <text:p text:style-name="a872" text:class-names="" text:cond-style-name=""><text:span text:style-name="a871" text:class-names=""/></text:p>
            <text:p text:style-name="a874" text:class-names="" text:cond-style-name=""><text:span text:style-name="a873" text:class-names="">def pytest_addoption(parser):</text:span></text:p>
            <text:p text:style-name="a876" text:class-names="" text:cond-style-name=""><text:span text:style-name="a875" text:class-names=""><text:s text:c="4"/>parser.addoption(</text:span></text:p>
            <text:p text:style-name="a878" text:class-names="" text:cond-style-name=""><text:span text:style-name="a877" text:class-names=""><text:s text:c="8"/>"--cmdopt", action="store", default="type1", help="my option: type1 or type2"</text:span></text:p>
            <text:p text:style-name="a880" text:class-names="" text:cond-style-name=""><text:span text:style-name="a879" text:class-names=""><text:s text:c="4"/>)</text:span></text:p>
            <text:p text:style-name="a882" text:class-names="" text:cond-style-name=""><text:span text:style-name="a881" text:class-names="">@pytest.fixture</text:span></text:p>
            <text:p text:style-name="a884" text:class-names="" text:cond-style-name=""><text:span text:style-name="a883" text:class-names="">def cmdopt(request):</text:span></text:p>
            <text:p text:style-name="a886" text:class-names="" text:cond-style-name=""><text:span text:style-name="a885" text:class-names=""><text:s text:c="4"/>return request.config.getoption("--cmdopt")</text:span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>https://docs.pytest.org/en/7.1.x/example/simple.html</text:span></text:p>
          </draw:text-box>
          <svg:title/>
          <svg:desc/>
        </draw:frame>
        <presentation:notes draw:style-name="a897">
          <draw:frame draw:id="id119" draw:style-name="a894" draw:name="Slide Number Placeholder 6" svg:x="4.81102in" svg:y="10.45in" svg:width="3.68858in" svg:height="0.54961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20" presentation:style-name="a895" draw:name="Slide Image Placeholder 1">
            <svg:title/>
            <svg:desc/>
          </draw:page-thumbnail>
          <draw:frame draw:id="id121" presentation:style-name="a89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898" draw:master-page-name="Master1-Layout7-blank-Blank" presentation:presentation-page-layout-name="Master1-PPL7" draw:id="Slide-268">
        <draw:frame draw:id="id122" draw:style-name="a923" draw:name="TextBox 1" svg:x="0.42126in" svg:y="0.20827in" svg:width="10.25in" svg:height="5.01732in">
          <draw:text-box>
            <text:p text:style-name="a900" text:class-names="" text:cond-style-name=""><text:span text:style-name="a899" text:class-names="">Pytest plugins:</text:span></text:p>
            <text:p text:style-name="a902" text:class-names="" text:cond-style-name=""><text:span text:style-name="a901" text:class-names=""/></text:p>
            <text:p text:style-name="a904" text:class-names="" text:cond-style-name=""><text:span text:style-name="a903" text:class-names="">pip install pytest-NAME</text:span></text:p>
            <text:p text:style-name="a906" text:class-names="" text:cond-style-name=""><text:span text:style-name="a905" text:class-names="">pip uninstall pytest-NAME</text:span></text:p>
            <text:p text:style-name="a908" text:class-names="" text:cond-style-name=""><text:span text:style-name="a907" text:class-names=""/></text:p>
            <text:p text:style-name="a910" text:class-names="" text:cond-style-name=""><text:span text:style-name="a909" text:class-names="">allure-pytest</text:span></text:p>
            <text:p text:style-name="a912" text:class-names="" text:cond-style-name=""><text:span text:style-name="a911" text:class-names="">pytest-xdist</text:span></text:p>
            <text:p text:style-name="a914" text:class-names="" text:cond-style-name=""><text:span text:style-name="a913" text:class-names="">pytest-order</text:span></text:p>
            <text:p text:style-name="a916" text:class-names="" text:cond-style-name=""><text:span text:style-name="a915" text:class-names=""/></text:p>
            <text:p text:style-name="a918" text:class-names="" text:cond-style-name=""><text:span text:style-name="a917" text:class-names=""/></text:p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>https://docs.pytest.org/en/7.2.x/how-to/plugins.html</text:span></text:p>
          </draw:text-box>
          <svg:title/>
          <svg:desc/>
        </draw:frame>
        <presentation:notes draw:style-name="a929">
          <draw:frame draw:id="id123" draw:style-name="a926" draw:name="Slide Number Placeholder 6" svg:x="4.81102in" svg:y="10.45in" svg:width="3.68858in" svg:height="0.54961in">
            <draw:text-box>
              <text:p text:style-name="a925" text:class-names="" text:cond-style-name=""><text:span text:style-name="a924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24" presentation:style-name="a927" draw:name="Slide Image Placeholder 1">
            <svg:title/>
            <svg:desc/>
          </draw:page-thumbnail>
          <draw:frame draw:id="id125" presentation:style-name="a9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930" draw:master-page-name="Master1-Layout7-blank-Blank" presentation:presentation-page-layout-name="Master1-PPL7" draw:id="Slide-269">
        <draw:frame draw:id="id126" draw:style-name="a935" draw:name="TextBox 1" svg:x="0.42126in" svg:y="0.20827in" svg:width="10.25in" svg:height="4.26063in">
          <draw:text-box>
            <text:p text:style-name="a932" text:class-names="" text:cond-style-name=""><text:span text:style-name="a931" text:class-names="">Homework:</text:span></text:p>
            <text:p text:style-name="a934" text:class-names="" text:cond-style-name=""><text:span text:style-name="a933" text:class-names="">- check README.md https://github.com/RedRoverSchool/Saucedemo_05</text:span></text:p>
          </draw:text-box>
          <svg:title/>
          <svg:desc/>
        </draw:frame>
        <presentation:notes draw:style-name="a941">
          <draw:frame draw:id="id127" draw:style-name="a938" draw:name="Slide Number Placeholder 6" svg:x="4.81102in" svg:y="10.45in" svg:width="3.68858in" svg:height="0.54961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28" presentation:style-name="a939" draw:name="Slide Image Placeholder 1">
            <svg:title/>
            <svg:desc/>
          </draw:page-thumbnail>
          <draw:frame draw:id="id129" presentation:style-name="a9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389in" svg:width="8.26563in" svg:height="2.15972in"/>
      <presentation:placeholder presentation:object="subtitle" svg:x="1.37847in" svg:y="3.25694in" svg:width="8.26563in" svg:height="1.49653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2" style:display-name="Title and Content">
      <presentation:placeholder presentation:object="title" svg:x="0.55079in" svg:y="0.24685in" svg:width="9.91772in" svg:height="1.03504in"/>
      <presentation:placeholder presentation:object="object" svg:x="0.55079in" svg:y="1.45039in" svg:width="9.91772in" svg:height="3.59567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3" style:display-name="Section Header">
      <presentation:placeholder presentation:object="title" svg:x="0.75174in" svg:y="1.54514in" svg:width="9.50521in" svg:height="2.57986in"/>
      <presentation:placeholder presentation:object="outline" svg:x="0.75174in" svg:y="4.14931in" svg:width="9.50521in" svg:height="1.3559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4" style:display-name="Two Content">
      <presentation:placeholder presentation:object="title" svg:x="0.55079in" svg:y="0.24685in" svg:width="9.91772in" svg:height="1.03504in"/>
      <presentation:placeholder presentation:object="object" svg:x="0.55035in" svg:y="1.44965in" svg:width="4.875in" svg:height="3.59722in"/>
      <presentation:placeholder presentation:object="object" svg:x="5.59201in" svg:y="1.44965in" svg:width="4.87674in" svg:height="3.59722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5" style:display-name="Comparison">
      <presentation:placeholder presentation:object="title" svg:x="0.75868in" svg:y="0.32986in" svg:width="9.50521in" svg:height="1.19792in"/>
      <presentation:placeholder presentation:object="outline" svg:x="0.75868in" svg:y="1.5191in" svg:width="4.66319in" svg:height="0.74479in"/>
      <presentation:placeholder presentation:object="object" svg:x="0.75868in" svg:y="2.26389in" svg:width="4.66319in" svg:height="3.3316in"/>
      <presentation:placeholder presentation:object="outline" svg:x="5.57986in" svg:y="1.5191in" svg:width="4.68403in" svg:height="0.74479in"/>
      <presentation:placeholder presentation:object="object" svg:x="5.57986in" svg:y="2.26389in" svg:width="4.68403in" svg:height="3.3316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6" style:display-name="Title Only">
      <presentation:placeholder presentation:object="title" svg:x="0.55079in" svg:y="0.24685in" svg:width="9.91772in" svg:height="1.03504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7" style:display-name="Blank"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618in"/>
      <presentation:placeholder presentation:object="object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618in"/>
      <presentation:placeholder presentation:object="graphic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10" style:display-name="Title and Vertical Text">
      <presentation:placeholder presentation:object="title" svg:x="0.55079in" svg:y="0.24685in" svg:width="9.91772in" svg:height="1.03504in"/>
      <presentation:placeholder presentation:object="outline" svg:x="0.55079in" svg:y="1.45039in" svg:width="9.91772in" svg:height="3.59567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11" style:display-name="Vertical Title and Text">
      <presentation:placeholder presentation:object="title" svg:x="7.98958in" svg:y="0.24653in" svg:width="2.47917in" svg:height="4.80035in"/>
      <presentation:placeholder presentation:object="outline" svg:x="0.55035in" svg:y="0.24653in" svg:width="7.27257in" svg:height="4.80035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6.1996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079in" svg:y="0.24685in" svg:width="9.91772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079in" svg:y="1.45039in" svg:width="9.91772in" svg:height="3.59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079in" svg:y="5.64803in" svg:width="2.56732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85in" svg:y="5.64803in" svg:width="3.49291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118in" svg:y="5.64803in" svg:width="2.56732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389in" svg:width="8.26563in" svg:height="2.15972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563in" svg:height="1.4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079in" svg:y="5.64803in" svg:width="2.56732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685in" svg:y="5.64803in" svg:width="3.49291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118in" svg:y="5.64803in" svg:width="2.56732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079in" svg:y="0.24685in" svg:width="9.91772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079in" svg:y="1.45039in" svg:width="9.91772in" svg:height="3.59567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079in" svg:y="5.64803in" svg:width="2.56732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685in" svg:y="5.64803in" svg:width="3.49291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118in" svg:y="5.64803in" svg:width="2.56732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514in" svg:width="9.50521in" svg:height="2.57986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521in" svg:height="1.355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079in" svg:y="5.64803in" svg:width="2.56732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685in" svg:y="5.64803in" svg:width="3.49291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118in" svg:y="5.64803in" svg:width="2.56732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079in" svg:y="0.24685in" svg:width="9.91772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4965in" svg:width="4.875in" svg:height="3.59722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201in" svg:y="1.44965in" svg:width="4.87674in" svg:height="3.59722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079in" svg:y="5.64803in" svg:width="2.56732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685in" svg:y="5.64803in" svg:width="3.49291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118in" svg:y="5.64803in" svg:width="2.56732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521in" svg:height="1.1979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191in" svg:width="4.66319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389in" svg:width="4.66319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7986in" svg:y="1.5191in" svg:width="4.68403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7986in" svg:y="2.26389in" svg:width="4.68403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079in" svg:y="5.64803in" svg:width="2.56732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685in" svg:y="5.64803in" svg:width="3.49291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118in" svg:y="5.64803in" svg:width="2.56732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079in" svg:y="0.24685in" svg:width="9.91772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079in" svg:y="5.64803in" svg:width="2.56732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685in" svg:y="5.64803in" svg:width="3.49291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118in" svg:y="5.64803in" svg:width="2.56732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079in" svg:y="5.64803in" svg:width="2.56732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685in" svg:y="5.64803in" svg:width="3.49291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118in" svg:y="5.64803in" svg:width="2.56732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618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576in" svg:y="0.89236in" svg:width="5.57812in" svg:height="4.4062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5938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079in" svg:y="5.64803in" svg:width="2.56732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685in" svg:y="5.64803in" svg:width="3.49291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118in" svg:y="5.64803in" svg:width="2.56732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618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576in" svg:y="0.89236in" svg:width="5.57812in" svg:height="4.4062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5938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079in" svg:y="5.64803in" svg:width="2.56732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685in" svg:y="5.64803in" svg:width="3.49291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118in" svg:y="5.64803in" svg:width="2.56732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079in" svg:y="0.24685in" svg:width="9.91772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079in" svg:y="1.45039in" svg:width="9.91772in" svg:height="3.59567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079in" svg:y="5.64803in" svg:width="2.56732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685in" svg:y="5.64803in" svg:width="3.49291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118in" svg:y="5.64803in" svg:width="2.56732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8958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257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079in" svg:y="5.64803in" svg:width="2.56732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685in" svg:y="5.64803in" svg:width="3.49291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118in" svg:y="5.64803in" svg:width="2.56732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6007in"/>
      <draw:page-thumbnail draw:page-number="2" svg:x="4.42014in" svg:y="1.32986in" svg:width="3.48438in" svg:height="1.96007in"/>
      <draw:page-thumbnail draw:page-number="3" svg:x="0.59549in" svg:y="4.5191in" svg:width="3.48438in" svg:height="1.96007in"/>
      <draw:page-thumbnail draw:page-number="4" svg:x="4.42014in" svg:y="4.5191in" svg:width="3.48438in" svg:height="1.96007in"/>
      <draw:page-thumbnail draw:page-number="5" svg:x="0.59549in" svg:y="7.70833in" svg:width="3.48438in" svg:height="1.96007in"/>
      <draw:page-thumbnail draw:page-number="6" svg:x="4.42014in" svg:y="7.70833in" svg:width="3.48438in" svg:height="1.9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ergey Li</meta:initial-creator>
    <dc:creator>Sergey Li</dc:creator>
    <meta:creation-date>2022-09-12T22:37:09Z</meta:creation-date>
    <dc:date>2022-11-17T06:47:43Z</dc:date>
    <meta:editing-cycles>51</meta:editing-cycles>
    <meta:editing-duration>PT32458S</meta:editing-duration>
    <meta:document-statistic meta:paragraph-count="136" meta:word-count="850"/>
  </office:meta>
</office:document-meta>
</file>